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192b" officeooo:paragraph-rsid="0017192b"/>
    </style:style>
    <style:style style:name="P2" style:family="paragraph" style:parent-style-name="Standard" style:list-style-name="WW8Num2">
      <style:text-properties officeooo:rsid="0017192b" officeooo:paragraph-rsid="0017192b"/>
    </style:style>
    <style:style style:name="P3" style:family="paragraph" style:parent-style-name="Standard">
      <style:paragraph-properties fo:text-align="center" style:justify-single-word="false"/>
      <style:text-properties officeooo:rsid="0017192b" officeooo:paragraph-rsid="0017192b"/>
    </style:style>
    <style:style style:name="P4" style:family="paragraph" style:parent-style-name="Standard">
      <style:text-properties style:font-name="Times New Roman" fo:font-weight="bold" officeooo:paragraph-rsid="0017192b" style:font-weight-asian="bold" style:font-name-complex="Times New Roman"/>
    </style:style>
    <style:style style:name="P5" style:family="paragraph" style:parent-style-name="Standard" style:list-style-name="WW8Num2">
      <style:text-properties style:font-name="Times New Roman" officeooo:paragraph-rsid="0017192b" style:font-name-complex="Times New Roman"/>
    </style:style>
    <style:style style:name="P6" style:family="paragraph" style:parent-style-name="Standard" style:list-style-name="WW8Num2">
      <style:text-properties officeooo:paragraph-rsid="0017192b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7192b" officeooo:paragraph-rsid="0017192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7192b" officeooo:paragraph-rsid="0017192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192b" officeooo:paragraph-rsid="0018a23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a23c" officeooo:paragraph-rsid="0018a23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4c3d" officeooo:paragraph-rsid="001a657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a657c" officeooo:paragraph-rsid="001a657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657c" officeooo:paragraph-rsid="001b742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7424" officeooo:paragraph-rsid="001b742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b7424" officeooo:paragraph-rsid="001d4bd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d4bdd" officeooo:paragraph-rsid="001d4bdd" style:font-weight-asian="normal" style:font-weight-complex="normal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a23c"/>
    </style:style>
    <style:style style:name="T4" style:family="text">
      <style:text-properties officeooo:rsid="001a657c"/>
    </style:style>
    <style:style style:name="T5" style:family="text">
      <style:text-properties officeooo:rsid="001b7424"/>
    </style:style>
    <style:style style:name="T6" style:family="text">
      <style:text-properties officeooo:rsid="001d4b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the tables created in assignment no 2 and execute the following queries:</text:p>
      <text:list xml:id="list601215789472055824" text:style-name="WW8Num2">
        <text:list-item>
          <text:p text:style-name="P5">Find the professor details and department details using NATURAL JOIN.</text:p>
        </text:list-item>
        <text:list-item>
          <text:p text:style-name="P5">Find the prof_id, prof_name and <text:s/>shift. (INNER JOIN)</text:p>
        </text:list-item>
        <text:list-item>
          <text:p text:style-name="P5">List all the department details and the corresponding names of professors in the same department.(left outer join)</text:p>
        </text:list-item>
        <text:list-item>
          <text:p text:style-name="P5">List all the professors and the corresponding names of department.(right outer join)</text:p>
        </text:list-item>
        <text:list-item>
          <text:p text:style-name="P6"><text:span text:style-name="T1">Display professor name, dept_name, shift, salary where prof_id = 101;(multitable join)</text:span></text:p>
        </text:list-item>
        <text:list-item>
          <text:p text:style-name="P5">list the total number of professor in each department.(count and any join,groupby)</text:p>
        </text:list-item>
        <text:list-item>
          <text:p text:style-name="P6"><text:span text:style-name="T1">List the prof_id associated department and the dept_name having name ‘computer’;(subquery)</text:span></text:p>
        </text:list-item>
        <text:list-item>
          <text:p text:style-name="P6"><text:span text:style-name="T1">Find the names of all departments where the professors joined in year 2015 (or date of joining is 1-1-2015).(subquery)</text:span></text:p>
        </text:list-item>
        <text:list-item>
          <text:p text:style-name="P6">Create view showing the professor and shift details. (COMPLEX VIEW)</text:p>
        </text:list-item>
        <text:list-item>
          <text:p text:style-name="P2">Perform Manipulation on simple view-Insert, update, delete, drop view.</text:p>
        </text:list-item>
      </text:list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//EXECUTION OF QUERIES </text:p>
      <text:p text:style-name="P7"/>
      <text:p text:style-name="P7"/>
      <text:p text:style-name="P8">1 ) MariaDB [te3250db]&gt; select * from professors natural join departments</text:p>
      <text:p text:style-name="P8"><text:s text:c="4"/>-&gt; ;</text:p>
      <text:p text:style-name="P8">+---------+---------+------------+-------------+-------------+--------+------------+---------------+------------+---------+-----------+</text:p>
      <text:p text:style-name="P8">| dept_id | prof_id | prof_fname | prof_lname <text:s/>| designation | salary | doj <text:s text:c="7"/>| email <text:s text:c="8"/>| phone <text:s text:c="5"/>| city <text:s text:c="3"/>| dept_name |</text:p>
      <text:p text:style-name="P8">+---------+---------+------------+-------------+-------------+--------+------------+---------------+------------+---------+-----------+</text:p>
      <text:p text:style-name="P8">| <text:s text:c="6"/>1 | <text:s text:c="4"/>100 | samridhi <text:s text:c="2"/>| maheshwari <text:s/>| prof <text:s text:c="7"/>| <text:s/>40000 | 2016-08-09 | sam@gmail.com | 9689728699 | Pune <text:s text:c="3"/>| comp <text:s text:c="5"/>|</text:p>
      <text:p text:style-name="P8">| <text:s text:c="6"/>2 | <text:s text:c="4"/>200 | sourav <text:s text:c="4"/>| kulkarni <text:s text:c="3"/>| prof <text:s text:c="7"/>| <text:s/>30000 | 2014-02-01 | sam@gmail.com | 9689728699 | Mumbai <text:s/>| it <text:s text:c="7"/>|</text:p>
      <text:p text:style-name="P8">| <text:s text:c="6"/>1 | <text:s text:c="4"/>300 | anushree <text:s text:c="2"/>| abhyankar <text:s text:c="2"/>| prof <text:s text:c="7"/>| <text:s/>20000 | 2017-03-01 | sam@gmail.com | 9689728699 | Nagpur <text:s/>| comp <text:s text:c="5"/>|</text:p>
      <text:p text:style-name="P8">| <text:s text:c="6"/>4 | <text:s text:c="4"/>400 | nidhi <text:s text:c="5"/>| dhar <text:s text:c="7"/>| prof <text:s text:c="7"/>| <text:s/>25000 | 2014-04-12 | sam@gmail.com | 9689728699 | Pune <text:s text:c="3"/>| fe <text:s text:c="7"/>|</text:p>
      <text:p text:style-name="P8">| <text:s text:c="6"/>4 | <text:s text:c="4"/>500 | amulya <text:s text:c="4"/>| chetlapalli | prof <text:s text:c="7"/>| <text:s/>30000 | 2015-11-17 | sam@gmail.com | 9689728699 | Nashik <text:s/>| fe <text:s text:c="7"/>|</text:p>
      <text:p text:style-name="P8">| <text:s text:c="6"/>3 | <text:s text:c="4"/>600 | srishti <text:s text:c="3"/>| saxena <text:s text:c="5"/>| prof <text:s text:c="7"/>| <text:s/>45000 | 2001-03-12 | sam@gmail.com | 9689728699 | Pune <text:s text:c="3"/>| it <text:s text:c="7"/>|</text:p>
      <text:p text:style-name="P8">| <text:s text:c="6"/>2 | <text:s text:c="4"/>700 | dilip <text:s text:c="5"/>| joshi <text:s text:c="6"/>| prof <text:s text:c="7"/>| <text:s/>60000 | 2001-02-17 | sam@gmail.com | 9689728699 | Mumbai <text:s/>| it <text:s text:c="7"/>|</text:p>
      <text:p text:style-name="P8">| <text:s text:c="6"/>2 | <text:s text:c="4"/>800 | naman <text:s text:c="5"/>| bhandari <text:s text:c="3"/>| prof <text:s text:c="7"/>| <text:s/>55000 | 2002-04-04 | sam@gmail.com | 9689728699 | Lucknow | it <text:s text:c="7"/>|</text:p>
      <text:p text:style-name="P8">| <text:s text:c="6"/>3 | <text:s text:c="4"/>900 | rakesh <text:s text:c="4"/>| shah <text:s text:c="7"/>| prof <text:s text:c="7"/>| <text:s/>21000 | 2016-04-04 | sam@gmail.com | 9689728699 | Jaipur <text:s/>| it <text:s text:c="7"/>|</text:p>
      <text:p text:style-name="P8">| <text:s text:c="6"/>2 | <text:s text:c="3"/>1000 | anuj <text:s text:c="6"/>| arora <text:s text:c="6"/>| prof <text:s text:c="7"/>| <text:s/>35000 | 2005-01-05 | sam@gmail.com | 9689728699 | Pune <text:s text:c="3"/>| it <text:s text:c="7"/>|</text:p>
      <text:p text:style-name="P8">+---------+---------+------------+-------------+-------------+--------+------------+---------------+------------+---------+-----------+</text:p>
      <text:p text:style-name="P8">10 rows in set (0.00 sec)</text:p>
      <text:p text:style-name="P8"/>
      <text:p text:style-name="P8">2) MariaDB [te3250db]&gt; select prof_fname, prof_lname, professors.prof_id, shift from professors inner join shift on shift.prof_id = professors.prof_id;</text:p>
      <text:p text:style-name="P8">+------------+-------------+---------+-----------+</text:p>
      <text:p text:style-name="P8">| prof_fname | prof_lname <text:s/>| prof_id | shift <text:s text:c="4"/>|</text:p>
      <text:p text:style-name="P8">+------------+-------------+---------+-----------+</text:p>
      <text:p text:style-name="P8">| sourav <text:s text:c="4"/>| kulkarni <text:s text:c="3"/>| <text:s text:c="4"/>200 | morning <text:s text:c="2"/>|</text:p>
      <text:p text:style-name="P8">| anushree <text:s text:c="2"/>| abhyankar <text:s text:c="2"/>| <text:s text:c="4"/>300 | morning <text:s text:c="2"/>|</text:p>
      <text:p text:style-name="P8">| amulya <text:s text:c="4"/>| chetlapalli | <text:s text:c="4"/>500 | morning <text:s text:c="2"/>|</text:p>
      <text:p text:style-name="P8">| dilip <text:s text:c="5"/>| joshi <text:s text:c="6"/>| <text:s text:c="4"/>700 | afternoon |</text:p>
      <text:p text:style-name="P8">| naman <text:s text:c="5"/>| bhandari <text:s text:c="3"/>| <text:s text:c="4"/>800 | afternoon |</text:p>
      <text:p text:style-name="P8">| rakesh <text:s text:c="4"/>| shah <text:s text:c="7"/>| <text:s text:c="4"/>900 | afternoon |</text:p>
      <text:p text:style-name="P8">| samridhi <text:s text:c="2"/>| maheshwari <text:s/>| <text:s text:c="4"/>100 | morning <text:s text:c="2"/>|</text:p>
      <text:p text:style-name="P8">| nidhi <text:s text:c="5"/>| dhar <text:s text:c="7"/>| <text:s text:c="4"/>400 | morning <text:s text:c="2"/>|</text:p>
      <text:p text:style-name="P8">| srishti <text:s text:c="3"/>| saxena <text:s text:c="5"/>| <text:s text:c="4"/>600 | afternoon |</text:p>
      <text:p text:style-name="P8"><text:soft-page-break/>| anuj <text:s text:c="6"/>| arora <text:s text:c="6"/>| <text:s text:c="3"/>1000 | afternoon |</text:p>
      <text:p text:style-name="P8">+------------+-------------+---------+-----------+</text:p>
      <text:p text:style-name="P8">10 rows in set (0.00 sec)</text:p>
      <text:p text:style-name="P8"/>
      <text:p text:style-name="P8"/>
      <text:p text:style-name="P9">3 ) <text:span text:style-name="T3">MariaDB [te3250db]&gt; select departments.dept_id, dept_name,prof_fname from departments left outer join professors on departments.dept_id = professors.dept_id;</text:span></text:p>
      <text:p text:style-name="P10">+---------+-----------+------------+</text:p>
      <text:p text:style-name="P10">| dept_id | dept_name | prof_fname |</text:p>
      <text:p text:style-name="P10">+---------+-----------+------------+</text:p>
      <text:p text:style-name="P10">| <text:s text:c="6"/>1 | comp <text:s text:c="5"/>| samridhi <text:s text:c="2"/>|</text:p>
      <text:p text:style-name="P10">| <text:s text:c="6"/>1 | comp <text:s text:c="5"/>| anushree <text:s text:c="2"/>|</text:p>
      <text:p text:style-name="P10">| <text:s text:c="6"/>4 | fe <text:s text:c="7"/>| nidhi <text:s text:c="5"/>|</text:p>
      <text:p text:style-name="P10">| <text:s text:c="6"/>4 | fe <text:s text:c="7"/>| amulya <text:s text:c="4"/>|</text:p>
      <text:p text:style-name="P10">| <text:s text:c="6"/>5 | fhj <text:s text:c="6"/>| NULL <text:s text:c="6"/>|</text:p>
      <text:p text:style-name="P10">| <text:s text:c="6"/>2 | it <text:s text:c="7"/>| sourav <text:s text:c="4"/>|</text:p>
      <text:p text:style-name="P10">| <text:s text:c="6"/>2 | it <text:s text:c="7"/>| dilip <text:s text:c="5"/>|</text:p>
      <text:p text:style-name="P10">| <text:s text:c="6"/>2 | it <text:s text:c="7"/>| naman <text:s text:c="5"/>|</text:p>
      <text:p text:style-name="P10">| <text:s text:c="6"/>2 | it <text:s text:c="7"/>| anuj <text:s text:c="6"/>|</text:p>
      <text:p text:style-name="P10">| <text:s text:c="6"/>3 | it <text:s text:c="7"/>| srishti <text:s text:c="3"/>|</text:p>
      <text:p text:style-name="P10">| <text:s text:c="6"/>3 | it <text:s text:c="7"/>| rakesh <text:s text:c="4"/>|</text:p>
      <text:p text:style-name="P10">+---------+-----------+------------+</text:p>
      <text:p text:style-name="P10">11 rows in set (0.00 sec)</text:p>
      <text:p text:style-name="P10"/>
      <text:p text:style-name="P10">4 ) MariaDB [te3250db]&gt; select prof_id, prof_fname, prof_lname, dept_name from professors right outer join departments on departments.dept_id = professors.dept_id</text:p>
      <text:p text:style-name="P10"><text:s text:c="4"/>-&gt; ;</text:p>
      <text:p text:style-name="P10">+---------+------------+-------------+-----------+</text:p>
      <text:p text:style-name="P10">| prof_id | prof_fname | prof_lname <text:s/>| dept_name |</text:p>
      <text:p text:style-name="P10">+---------+------------+-------------+-----------+</text:p>
      <text:p text:style-name="P10">| <text:s text:c="4"/>100 | samridhi <text:s text:c="2"/>| maheshwari <text:s/>| comp <text:s text:c="5"/>|</text:p>
      <text:p text:style-name="P10">| <text:s text:c="4"/>300 | anushree <text:s text:c="2"/>| abhyankar <text:s text:c="2"/>| comp <text:s text:c="5"/>|</text:p>
      <text:p text:style-name="P10">| <text:s text:c="4"/>400 | nidhi <text:s text:c="5"/>| dhar <text:s text:c="7"/>| fe <text:s text:c="7"/>|</text:p>
      <text:p text:style-name="P10">| <text:s text:c="4"/>500 | amulya <text:s text:c="4"/>| chetlapalli | fe <text:s text:c="7"/>|</text:p>
      <text:p text:style-name="P10">| <text:s text:c="3"/>NULL | NULL <text:s text:c="6"/>| NULL <text:s text:c="7"/>| fhj <text:s text:c="6"/>|</text:p>
      <text:p text:style-name="P10">| <text:s text:c="4"/>200 | sourav <text:s text:c="4"/>| kulkarni <text:s text:c="3"/>| it <text:s text:c="7"/>|</text:p>
      <text:p text:style-name="P10">| <text:s text:c="4"/>700 | dilip <text:s text:c="5"/>| joshi <text:s text:c="6"/>| it <text:s text:c="7"/>|</text:p>
      <text:p text:style-name="P10">| <text:s text:c="4"/>800 | naman <text:s text:c="5"/>| bhandari <text:s text:c="3"/>| it <text:s text:c="7"/>|</text:p>
      <text:p text:style-name="P10">| <text:s text:c="3"/>1000 | anuj <text:s text:c="6"/>| arora <text:s text:c="6"/>| it <text:s text:c="7"/>|</text:p>
      <text:p text:style-name="P10">| <text:s text:c="4"/>600 | srishti <text:s text:c="3"/>| saxena <text:s text:c="5"/>| it <text:s text:c="7"/>|</text:p>
      <text:p text:style-name="P10">| <text:s text:c="4"/>900 | rakesh <text:s text:c="4"/>| shah <text:s text:c="7"/>| it <text:s text:c="7"/>|</text:p>
      <text:p text:style-name="P10">+---------+------------+-------------+-----------+</text:p>
      <text:p text:style-name="P10">11 rows in set (0.00 sec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5) MariaDB [te3250db]&gt; select professors.prof_id, departments.dept_name, <text:s/>shift, salary from professors join departments on departments.dept_id = professors.dept_id <text:s/>join shift on shift.prof_id = professors.prof_id where professors.prof_id=300 or professors.prof_id = 100;</text:p>
      <text:p text:style-name="P10">+---------+-----------+---------+--------+</text:p>
      <text:p text:style-name="P10">| prof_id | dept_name | shift <text:s text:c="2"/>| salary |</text:p>
      <text:p text:style-name="P10">+---------+-----------+---------+--------+</text:p>
      <text:p text:style-name="P10">| <text:s text:c="4"/>100 | comp <text:s text:c="5"/>| morning | <text:s/>40000 |</text:p>
      <text:p text:style-name="P10">| <text:s text:c="4"/>300 | comp <text:s text:c="5"/>| morning | <text:s/>20000 |</text:p>
      <text:p text:style-name="P10">+---------+-----------+---------+--------+</text:p>
      <text:p text:style-name="P10">2 rows in set (0.01 sec)</text:p>
      <text:p text:style-name="P10"/>
      <text:p text:style-name="P11">6 ) <text:span text:style-name="T4">MariaDB [te3250db]&gt; select count(*), departments.dept_name from professors inner join departments on professors.dept_id = departments.dept_id group by dept_name;</text:span></text:p>
      <text:p text:style-name="P12">+----------+-----------+</text:p>
      <text:p text:style-name="P12">| count(*) | dept_name |</text:p>
      <text:p text:style-name="P12">+----------+-----------+</text:p>
      <text:p text:style-name="P12">| <text:s text:c="7"/>2 | comp <text:s text:c="5"/>|</text:p>
      <text:p text:style-name="P12">| <text:s text:c="7"/>2 | entc <text:s text:c="5"/>|</text:p>
      <text:p text:style-name="P12">| <text:s text:c="7"/>2 | fe <text:s text:c="7"/>|</text:p>
      <text:p text:style-name="P12">| <text:s text:c="7"/>4 | it <text:s text:c="7"/>|</text:p>
      <text:p text:style-name="P12">+----------+-----------+</text:p>
      <text:p text:style-name="P12">4 rows in set (0.00 sec)</text:p>
      <text:p text:style-name="P12"/>
      <text:p text:style-name="P12">7 ) MariaDB [te3250db]&gt; select prof_id from professors where dept_id = ( select dept_id from departments <text:s/>where dept_name like 'comp');</text:p>
      <text:p text:style-name="P12">+---------+</text:p>
      <text:p text:style-name="P12">| prof_id |</text:p>
      <text:p text:style-name="P12">+---------+</text:p>
      <text:p text:style-name="P12">| <text:s text:c="4"/>100 |</text:p>
      <text:p text:style-name="P12">| <text:s text:c="4"/>300 |</text:p>
      <text:p text:style-name="P12">+---------+</text:p>
      <text:p text:style-name="P12">2 rows in set (0.00 sec)</text:p>
      <text:p text:style-name="P12"/>
      <text:p text:style-name="P13">8 ) <text:span text:style-name="T5">MariaDB [te3250db]&gt; select dept_name from departments where dept_id = ( select dept_id from professors where doj = '2016-08-09');</text:span></text:p>
      <text:p text:style-name="P14">+-----------+</text:p>
      <text:p text:style-name="P14">| dept_name |</text:p>
      <text:p text:style-name="P14">+-----------+</text:p>
      <text:p text:style-name="P14">| comp <text:s text:c="5"/>|</text:p>
      <text:p text:style-name="P14">+-----------+</text:p>
      <text:p text:style-name="P14">1 row in set (0.00 sec)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9 ) MariaDB [te3250db]&gt; create view professors_shifts as select professors.prof_id, prof_fname, prof_lname,professors.dept_id, shift from professors inner join shift on professors.prof_id = shift.prof_id;</text:p>
      <text:p text:style-name="P14">Query OK, 0 rows affected (0.04 sec)</text:p>
      <text:p text:style-name="P14"></text:p>
      <text:p text:style-name="P14">MariaDB [te3250db]&gt; show tables;</text:p>
      <text:p text:style-name="P14">+--------------------+</text:p>
      <text:p text:style-name="P14">| Tables_in_te3250db |</text:p>
      <text:p text:style-name="P14">+--------------------+</text:p>
      <text:p text:style-name="P14">| departments <text:s text:c="7"/>|</text:p>
      <text:p text:style-name="P14">| professors <text:s text:c="8"/>|</text:p>
      <text:p text:style-name="P14">| professors_shift <text:s text:c="2"/>|</text:p>
      <text:p text:style-name="P14">| professors_shifts <text:s/>|</text:p>
      <text:p text:style-name="P14">| shift <text:s text:c="13"/>|</text:p>
      <text:p text:style-name="P14">| works <text:s text:c="13"/>|</text:p>
      <text:p text:style-name="P14">+--------------------+</text:p>
      <text:p text:style-name="P14">6 rows in set (0.00 sec)</text:p>
      <text:p text:style-name="P14"/>
      <text:p text:style-name="P14">MariaDB [te3250db]&gt; select * from professors_shifts;</text:p>
      <text:p text:style-name="P14">+---------+------------+-------------+---------+-----------+</text:p>
      <text:p text:style-name="P14">| prof_id | prof_fname | prof_lname <text:s/>| dept_id | shift <text:s text:c="4"/>|</text:p>
      <text:p text:style-name="P14">+---------+------------+-------------+---------+-----------+</text:p>
      <text:p text:style-name="P14">| <text:s text:c="4"/>200 | sourav <text:s text:c="4"/>| kulkarni <text:s text:c="3"/>| <text:s text:c="6"/>2 | morning <text:s text:c="2"/>|</text:p>
      <text:p text:style-name="P14">| <text:s text:c="4"/>300 | anushree <text:s text:c="2"/>| abhyankar <text:s text:c="2"/>| <text:s text:c="6"/>1 | morning <text:s text:c="2"/>|</text:p>
      <text:p text:style-name="P14">| <text:s text:c="4"/>500 | amulya <text:s text:c="4"/>| chetlapalli | <text:s text:c="6"/>4 | morning <text:s text:c="2"/>|</text:p>
      <text:p text:style-name="P14">| <text:s text:c="4"/>700 | dilip <text:s text:c="5"/>| joshi <text:s text:c="6"/>| <text:s text:c="6"/>2 | afternoon |</text:p>
      <text:p text:style-name="P14">| <text:s text:c="4"/>800 | naman <text:s text:c="5"/>| bhandari <text:s text:c="3"/>| <text:s text:c="6"/>2 | afternoon |</text:p>
      <text:p text:style-name="P14">| <text:s text:c="4"/>900 | rakesh <text:s text:c="4"/>| shah <text:s text:c="7"/>| <text:s text:c="6"/>3 | afternoon |</text:p>
      <text:p text:style-name="P14">| <text:s text:c="4"/>100 | samridhi <text:s text:c="2"/>| maheshwari <text:s/>| <text:s text:c="6"/>1 | morning <text:s text:c="2"/>|</text:p>
      <text:p text:style-name="P14">| <text:s text:c="4"/>400 | nidhi <text:s text:c="5"/>| dhar <text:s text:c="7"/>| <text:s text:c="6"/>4 | morning <text:s text:c="2"/>|</text:p>
      <text:p text:style-name="P14">| <text:s text:c="4"/>600 | srishti <text:s text:c="3"/>| saxena <text:s text:c="5"/>| <text:s text:c="6"/>3 | afternoon |</text:p>
      <text:p text:style-name="P14">| <text:s text:c="3"/>1000 | anuj <text:s text:c="6"/>| arora <text:s text:c="6"/>| <text:s text:c="6"/>2 | afternoon |</text:p>
      <text:p text:style-name="P14">+---------+------------+-------------+---------+-----------+</text:p>
      <text:p text:style-name="P14">10 rows in set (0.01 sec)</text:p>
      <text:p text:style-name="P10"/>
      <text:p text:style-name="P10"/>
      <text:p text:style-name="P15">10 ) <text:span text:style-name="T6">MariaDB [te3250db]&gt; show tables;</text:span></text:p>
      <text:p text:style-name="P16">+--------------------+</text:p>
      <text:p text:style-name="P16">| Tables_in_te3250db |</text:p>
      <text:p text:style-name="P16">+--------------------+</text:p>
      <text:p text:style-name="P16">| Roll_no <text:s text:c="11"/>|</text:p>
      <text:p text:style-name="P16">| departments <text:s text:c="7"/>|</text:p>
      <text:p text:style-name="P16">| profdoj <text:s text:c="11"/>|</text:p>
      <text:p text:style-name="P16">| professors <text:s text:c="8"/>|</text:p>
      <text:p text:style-name="P16">| professors_shifts <text:s/>|</text:p>
      <text:p text:style-name="P16">| shift <text:s text:c="13"/>|</text:p>
      <text:p text:style-name="P16"><text:soft-page-break/>| work <text:s text:c="14"/>|</text:p>
      <text:p text:style-name="P16">| works <text:s text:c="13"/>|</text:p>
      <text:p text:style-name="P16">+--------------------+</text:p>
      <text:p text:style-name="P16">8 rows in set (0.00 sec)</text:p>
      <text:p text:style-name="P16"></text:p>
      <text:p text:style-name="P16">MariaDB [te3250db]&gt; select * from profdoj;</text:p>
      <text:p text:style-name="P16">+------------+</text:p>
      <text:p text:style-name="P16">| doj <text:s text:c="7"/>|</text:p>
      <text:p text:style-name="P16">+------------+</text:p>
      <text:p text:style-name="P16">| 2016-08-09 |</text:p>
      <text:p text:style-name="P16">| 2014-02-01 |</text:p>
      <text:p text:style-name="P16">| 2017-03-01 |</text:p>
      <text:p text:style-name="P16">| 2014-04-12 |</text:p>
      <text:p text:style-name="P16">| 2015-11-17 |</text:p>
      <text:p text:style-name="P16">| 2001-03-12 |</text:p>
      <text:p text:style-name="P16">| 2001-02-17 |</text:p>
      <text:p text:style-name="P16">| 2002-04-04 |</text:p>
      <text:p text:style-name="P16">| 2016-04-04 |</text:p>
      <text:p text:style-name="P16">| 2005-01-05 |</text:p>
      <text:p text:style-name="P16">+------------+</text:p>
      <text:p text:style-name="P16">10 rows in set (0.00 sec)</text:p>
      <text:p text:style-name="P16"></text:p>
      <text:p text:style-name="P16">MariaDB [te3250db]&gt; insert into profdoj values ( '2014-09-11');</text:p>
      <text:p text:style-name="P16">Query OK, 1 row affected (0.02 sec)</text:p>
      <text:p text:style-name="P16"></text:p>
      <text:p text:style-name="P16">MariaDB [te3250db]&gt; select * from profdoj;</text:p>
      <text:p text:style-name="P16">+------------+</text:p>
      <text:p text:style-name="P16">| doj <text:s text:c="7"/>|</text:p>
      <text:p text:style-name="P16">+------------+</text:p>
      <text:p text:style-name="P16">| 2014-09-11 |</text:p>
      <text:p text:style-name="P16">| 2016-08-09 |</text:p>
      <text:p text:style-name="P16">| 2014-02-01 |</text:p>
      <text:p text:style-name="P16">| 2017-03-01 |</text:p>
      <text:p text:style-name="P16">| 2014-04-12 |</text:p>
      <text:p text:style-name="P16">| 2015-11-17 |</text:p>
      <text:p text:style-name="P16">| 2001-03-12 |</text:p>
      <text:p text:style-name="P16">| 2001-02-17 |</text:p>
      <text:p text:style-name="P16">| 2002-04-04 |</text:p>
      <text:p text:style-name="P16">| 2016-04-04 |</text:p>
      <text:p text:style-name="P16">| 2005-01-05 |</text:p>
      <text:p text:style-name="P16">+------------+</text:p>
      <text:p text:style-name="P16">11 rows in set (0.00 sec)</text:p>
      <text:p text:style-name="P16"></text:p>
      <text:p text:style-name="P16">MariaDB [te3250db]&gt; delete from profdoj</text:p>
      <text:p text:style-name="P16"><text:s text:c="4"/>-&gt; where doj = '2014-09-11';</text:p>
      <text:p text:style-name="P16">Query OK, 1 row affected (0.01 sec)</text:p>
      <text:p text:style-name="P16"></text:p>
      <text:p text:style-name="P16">MariaDB [te3250db]&gt; select * from profdoj;</text:p>
      <text:p text:style-name="P16">+------------+</text:p>
      <text:p text:style-name="P16"><text:soft-page-break/>| doj <text:s text:c="7"/>|</text:p>
      <text:p text:style-name="P16">+------------+</text:p>
      <text:p text:style-name="P16">| 2016-08-09 |</text:p>
      <text:p text:style-name="P16">| 2014-02-01 |</text:p>
      <text:p text:style-name="P16">| 2017-03-01 |</text:p>
      <text:p text:style-name="P16">| 2014-04-12 |</text:p>
      <text:p text:style-name="P16">| 2015-11-17 |</text:p>
      <text:p text:style-name="P16">| 2001-03-12 |</text:p>
      <text:p text:style-name="P16">| 2001-02-17 |</text:p>
      <text:p text:style-name="P16">| 2002-04-04 |</text:p>
      <text:p text:style-name="P16">| 2016-04-04 |</text:p>
      <text:p text:style-name="P16">| 2005-01-05 |</text:p>
      <text:p text:style-name="P16">+------------+</text:p>
      <text:p text:style-name="P16">10 rows in set (0.01 sec)</text:p>
      <text:p text:style-name="P16"></text:p>
      <text:p text:style-name="P16">MariaDB [te3250db]&gt; update profdoj</text:p>
      <text:p text:style-name="P16"><text:s text:c="4"/>-&gt; set doj = '2015-01-01' </text:p>
      <text:p text:style-name="P16"><text:s text:c="4"/>-&gt; where doj = '2015-11-17';</text:p>
      <text:p text:style-name="P16">ERROR 2013 (HY000): Lost connection to MySQL server during query</text:p>
      <text:p text:style-name="P16">MariaDB [te3250db]&gt; update profdoj set doj = '2015-01-01' <text:s/>where doj = '2015-11-17';</text:p>
      <text:p text:style-name="P16">ERROR 2006 (HY000): MySQL server has gone away</text:p>
      <text:p text:style-name="P16">No connection. Trying to reconnect...</text:p>
      <text:p text:style-name="P16">Connection id: <text:s text:c="3"/>90</text:p>
      <text:p text:style-name="P16">Current database: te3250db</text:p>
      <text:p text:style-name="P16"></text:p>
      <text:p text:style-name="P16">Query OK, 0 rows affected (0.03 sec)</text:p>
      <text:p text:style-name="P16">Rows matched: 0 <text:s/>Changed: 0 <text:s/>Warnings: 0</text:p>
      <text:p text:style-name="P16"></text:p>
      <text:p text:style-name="P16">MariaDB [te3250db]&gt; update profdoj set doj = '2015-01-01' <text:s/>where doj = '2015-11-17';</text:p>
      <text:p text:style-name="P16">Query OK, 0 rows affected (0.00 sec)</text:p>
      <text:p text:style-name="P16">Rows matched: 0 <text:s/>Changed: 0 <text:s/>Warnings: 0</text:p>
      <text:p text:style-name="P16"></text:p>
      <text:p text:style-name="P16">MariaDB [te3250db]&gt; drop view profdoj;</text:p>
      <text:p text:style-name="P16">Query OK, 0 rows affected (0.00 sec)</text:p>
      <text:p text:style-name="P16"></text:p>
      <text:p text:style-name="P16">MariaDB [te3250db]&gt; show tables;</text:p>
      <text:p text:style-name="P16">+--------------------+</text:p>
      <text:p text:style-name="P16">| Tables_in_te3250db |</text:p>
      <text:p text:style-name="P16">+--------------------+</text:p>
      <text:p text:style-name="P16">| Roll_no <text:s text:c="11"/>|</text:p>
      <text:p text:style-name="P16">| departments <text:s text:c="7"/>|</text:p>
      <text:p text:style-name="P16">| professors <text:s text:c="8"/>|</text:p>
      <text:p text:style-name="P16">| professors_shifts <text:s/>|</text:p>
      <text:p text:style-name="P16">| shift <text:s text:c="13"/>|</text:p>
      <text:p text:style-name="P16">| work <text:s text:c="14"/>|</text:p>
      <text:p text:style-name="P16">| works <text:s text:c="13"/>|</text:p>
      <text:p text:style-name="P16">+--------------------+</text:p>
      <text:p text:style-name="P16">7 rows in set (0.00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09:27:21.542200378</meta:creation-date>
    <dc:date>2017-07-17T10:33:46.731323643</dc:date>
    <meta:editing-duration>PT1H1M21S</meta:editing-duration>
    <meta:editing-cycles>5</meta:editing-cycles>
    <meta:generator>LibreOffice/4.1.3.2$Linux_X86_64 LibreOffice_project/410$Build-2</meta:generator>
    <meta:document-statistic meta:table-count="0" meta:image-count="0" meta:object-count="0" meta:page-count="7" meta:paragraph-count="251" meta:word-count="1670" meta:character-count="10854" meta:non-whitespace-character-count="7901"/>
  </office:meta>
</office:document-meta>
</file>